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." style:num-format="I">
        <style:list-level-properties text:space-before="0.4923in" text:min-label-width="0.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style:style style:name="P1" style:parent-style-name="Standard" style:master-page-name="MP0" style:family="paragraph">
      <style:paragraph-properties fo:break-before="page" fo:border="0.0069in solid #000000" fo:padding-top="0.0138in" fo:padding-left="0.0555in" fo:padding-bottom="0.0138in" fo:padding-right="0.0555in" style:shadow="none"/>
    </style:style>
    <style:style style:name="T2" style:parent-style-name="Policepardéfaut" style:family="text">
      <style:text-properties fo:font-style="italic" style:font-style-asian="italic" style:font-style-complex="italic"/>
    </style:style>
    <style:style style:name="T3" style:parent-style-name="Policepardéfaut" style:family="text">
      <style:text-properties style:text-position="sub 66.6%"/>
    </style:style>
    <style:style style:name="T4" style:parent-style-name="Policepardéfaut" style:family="text">
      <style:text-properties style:text-position="sub 66.6%"/>
    </style:style>
    <style:style style:name="T5" style:parent-style-name="Policepardéfaut" style:family="text">
      <style:text-properties fo:font-style="italic" style:font-style-asian="italic"/>
    </style:style>
    <style:style style:name="T6" style:parent-style-name="Policepardéfaut" style:family="text">
      <style:text-properties style:text-position="sub 66.6%"/>
    </style:style>
    <style:style style:name="T7" style:parent-style-name="Policepardéfaut" style:family="text">
      <style:text-properties style:text-position="sub 66.6%"/>
    </style:style>
    <style:style style:name="T8" style:parent-style-name="Policepardéfaut" style:family="text">
      <style:text-properties style:text-position="sub 66.6%"/>
    </style:style>
  </office:automatic-styles>
  <office:body>
    <office:text text:use-soft-page-breaks="true">
      <text:p text:style-name="P1">Chapitre 7: Les Organomagnésiens</text:p>
      <text:p text:style-name="Standard"/>
      <text:h text:style-name="Titre1" text:outline-level="1">Généralités</text:h>
      <text:p text:style-name="Standard">Ils ont pour formule générale:</text:p>
      <text:p text:style-name="Standard"/>
      <text:p text:style-name="Standard">Ils n'existent pas à l'état naturel, ils ne servent qu'à faire des synthèses (nombreuses fonctions). Leur<text:s/>nom va être sous la forme : « halogénure d'alkylmétal ».</text:p>
      <text:p text:style-name="Standard"><text:span text:style-name="T2">Exemple</text:span><text:s/>1:</text:p>
      <text:p text:style-name="Standard"/>
      <text:p text:style-name="Standard"/>
      <text:h text:style-name="Titre1" text:outline-level="1">Préparation</text:h>
      <text:p text:style-name="Standard">Ils sont également appelés les « réactifs de Grignard » (nom du découvreur). Il y a une seule méthode de préparation.</text:p>
      <text:p text:style-name="Standard">(cf schéma 1)</text:p>
      <text:p text:style-name="Standard">Il y a deux conditions pour la préparation:</text:p>
      <text:p text:style-name="Standard"><text:tab/>-présence d'un éther (R-O-R) dont le rôle est d'être le solvant +<text:s/>complexassions<text:s/>organomagnésien.</text:p>
      <text:p text:style-name="Standard">(cf schéma 2)</text:p>
      <text:p text:style-name="Standard"/>
      <text:p text:style-name="Standard"/>
      <text:p text:style-name="Standard">Mais dans les réactions ultérieures tout se passera comme si l'organomagnésien était R-MgX. Le milieu réactionnel doit être strictement anhydre sinon il n'y a pas de réaction.</text:p>
      <text:p text:style-name="Standard"/>
      <text:h text:style-name="Titre1" text:outline-level="1">Réactivité</text:h>
      <text:h text:style-name="Titre2" text:outline-level="2">1. Généralités</text:h>
      <text:p text:style-name="Standard">La réactivité est due au caractère nucléophile du carbanion qu'ils peuvent libérer par rupture hétérolytique.</text:p>
      <text:p text:style-name="Standard">(cf schéma 3)</text:p>
      <text:p text:style-name="Standard"/>
      <text:p text:style-name="Standard">Le carbanion réagit facilement avec les composés possédant un C<text:s/>déficitaire en électrons:</text:p>
      <text:p text:style-name="Standard"><text:tab/>-si le C est saturé (dérivés halogénés) → S<text:span text:style-name="T3">N</text:span></text:p>
      <text:p text:style-name="Standard"><text:span text:style-name="T4"><text:tab/></text:span>-si le C est insaturé (aldéhudes, cétones) → A</text:p>
      <text:p text:style-name="Standard"/>
      <text:h text:style-name="Titre2" text:outline-level="2">2.<text:s/>Substitutions nucléophiles</text:h>
      <text:p text:style-name="Standard">C’est<text:s/>avec un dérivé halogéné = SN de l'halogèné du dérivé halogéné par un groupe alkyle de l'organomagnésien.</text:p>
      <text:p text:style-name="Standard">(cf schéma)</text:p>
      <text:p text:style-name="Standard"/>
      <text:p text:style-name="Standard"><text:span text:style-name="T5">Remarque</text:span>: la réaction peut évidemment avoir lieu selon les mécanismes S<text:span text:style-name="T6">N</text:span>1 ou S<text:span text:style-name="T7">N</text:span>2 et sera, de plus, en compétition avec E1 et E2.</text:p>
      <text:p text:style-name="Standard">Cf figure 47</text:p>
      <text:p text:style-name="Standard"/>
      <text:h text:style-name="Titre2" text:outline-level="2">3.<text:s/>Additions nucléophiles</text:h>
      <text:p text:style-name="Standard">Il y a une grande réactivité avec les groupes C=O et C=N car le C est lié<text:s/>à un élément plus électronégatif que lui. Il est donc déficitaire en électrons. Il y a la possibilité d'A<text:span text:style-name="T8">N</text:span><text:s/>avec le carbanion libéré par rupture hétérolytique des organomagnésiens.</text:p>
      <text:p text:style-name="Standard">Les produits sont sans intérêt, mais leur hydrolyse permet d'obtenir de nouvelles fonctions.</text:p>
      <text:p text:style-name="Standard"/>
      <text:p text:style-name="Standard">Exemple du groupe C=O (cf figure 48 &amp; 49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/>
      <style:text-properties style:font-name="Cambria" style:font-name-asian="Times New Roman" style:font-weight-complex="bold" fo:color="#C0504D" fo:font-size="14pt" style:font-size-asian="14pt" style:font-size-complex="12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left="0.4923in" fo:text-indent="0.4923in">
        <style:tab-stops/>
      </style:paragraph-properties>
      <style:text-properties style:font-name="Cambria" style:font-name-asian="Times New Roman" style:font-weight-complex="bold" fo:font-style="italic" style:font-style-asian="italic" fo:color="#9BBB59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Titre1Car" style:display-name="Titre 1 Car" style:family="text" style:parent-style-name="Policepardéfaut">
      <style:text-properties style:font-name="Cambria" style:font-name-asian="Times New Roman" style:font-weight-complex="bold" fo:color="#C0504D" fo:font-size="14pt" style:font-size-asian="14pt" style:font-size-complex="12.5pt"/>
    </style:style>
    <style:style style:name="Titre2Car" style:display-name="Titre 2 Car" style:family="text" style:parent-style-name="Policepardéfaut">
      <style:text-properties style:font-name="Cambria" style:font-name-asian="Times New Roman" style:font-weight-complex="bold" fo:font-style="italic" style:font-style-asian="italic" fo:color="#9BBB59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I">
        <style:list-level-properties text:space-before="0.4923in" text:min-label-width="0.5in"/>
      </text:outline-level-style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." style:num-format="I">
        <style:list-level-properties text:space-before="0.4923in" text:min-label-width="0.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ophie Michiels</meta:initial-creator>
    <dc:creator>Marika</dc:creator>
    <meta:creation-date>2011-04-06T08:37:00Z</meta:creation-date>
    <dc:date>2011-04-14T08:41:00Z</dc:date>
    <meta:template xlink:href="Normal" xlink:type="simple"/>
    <meta:editing-cycles>2</meta:editing-cycles>
    <meta:editing-duration>PT1980S</meta:editing-duration>
    <meta:document-statistic meta:page-count="1" meta:paragraph-count="3" meta:word-count="274" meta:character-count="1780" meta:row-count="12" meta:non-whitespace-character-count="1509"/>
  </office:meta>
</office:document-meta>
</file>